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2" style:family="paragraph"/>
    <style:style style:name="P6" style:parent-style-name="Standard" style:list-style-name="LFO2" style:family="paragraph"/>
    <style:style style:name="P7" style:parent-style-name="Standard" style:list-style-name="LFO2" style:family="paragraph"/>
    <style:style style:name="P8" style:parent-style-name="Standard" style:list-style-name="LFO3" style:family="paragraph"/>
    <style:style style:name="P9" style:parent-style-name="Standard" style:list-style-name="LFO3" style:family="paragraph"/>
    <style:style style:name="P10" style:parent-style-name="Standard" style:list-style-name="LFO3" style:family="paragraph"/>
    <style:style style:name="P11" style:parent-style-name="Standard" style:list-style-name="LFO3" style:family="paragraph"/>
    <style:style style:name="P12" style:parent-style-name="Standard" style:list-style-name="LFO4" style:family="paragraph"/>
    <style:style style:name="P13" style:parent-style-name="Standard" style:list-style-name="LFO4" style:family="paragraph"/>
    <style:style style:name="P14" style:parent-style-name="Standard" style:list-style-name="LFO4" style:family="paragraph"/>
    <style:style style:name="P15" style:parent-style-name="Standard" style:list-style-name="LFO4" style:family="paragraph"/>
  </office:automatic-styles>
  <office:body>
    <office:text text:use-soft-page-breaks="true">
      <text:p text:style-name="P1">Procedures:</text:p>
      <text:p text:style-name="Standard">Cameras:</text:p>
      <text:p text:style-name="Standard">--open terminal</text:p>
      <text:p text:style-name="Standard">--ssh<text:s/><text:a xlink:href="mailto:avmi-cam-sys@192.168.1.16" office:target-frame-name="_top" xlink:show="replace">avmi-cam-sys@192.168.1.16</text:a><text:s text:c="6"/>-pass: letmein</text:p>
      <text:p text:style-name="Standard">--sudo su <text:s text:c="3"/>-pass: letmein</text:p>
      <text:p text:style-name="Standard">--./init.sh</text:p>
      <text:p text:style-name="Standard"/>
      <text:p text:style-name="Standard">Projectors:</text:p>
      <text:p text:style-name="Standard">--Plugin and check power</text:p>
      <text:p text:style-name="Standard">--cd Documents/Scripts</text:p>
      <text:p text:style-name="Standard">--./init_projectors.sh</text:p>
      <text:p text:style-name="Standard">if not working power cycle and remount</text:p>
      <text:p text:style-name="Standard"/>
      <text:p text:style-name="Standard">Laptop:</text:p>
      <text:p text:style-name="Standard">--cd turtlebot4_ws/src/</text:p>
      <text:p text:style-name="Standard">--ros2 run avmi_lab_threat_field threat_field_navigator</text:p>
      <text:p text:style-name="Standard"/>
      <text:p text:style-name="Standard"/>
      <text:p text:style-name="Standard"/>
      <text:p text:style-name="Standard"/>
      <text:p text:style-name="Standard"/>
      <text:p text:style-name="Standard">Debug:</text:p>
      <text:p text:style-name="Standard">Camera sys:</text:p>
      <text:list text:style-name="LFO1" text:continue-numbering="true">
        <text:list-item>
          <text:p text:style-name="P2">ssh<text:s/><text:a xlink:href="mailto:avmi-cam-sys@192.168.1.16" office:target-frame-name="_top" xlink:show="replace">avmi-cam-sys@192.168.1.16</text:a><text:s text:c="5"/>-pass: letmein</text:p>
        </text:list-item>
        <text:list-item>
          <text:p text:style-name="P3">sudo su -pass: letmein</text:p>
        </text:list-item>
        <text:list-item>
          <text:p text:style-name="P4">./init.sh</text:p>
        </text:list-item>
      </text:list>
      <text:p text:style-name="Standard"/>
      <text:p text:style-name="Standard"/>
      <text:p text:style-name="Standard">Cameras:</text:p>
      <text:list text:style-name="LFO2" text:continue-numbering="true">
        <text:list-item>
          <text:p text:style-name="P5">v4l2-ctl --device=/dev/video4 --set-ctrl={setting}={value}</text:p>
        </text:list-item>
        <text:list-item>
          <text:p text:style-name="P6">v4l2-ctl --device=/dev/video4 –list-ctrls</text:p>
        </text:list-item>
        <text:list-item>
          <text:p text:style-name="P7">v4l2-ctl –list-devices</text:p>
        </text:list-item>
      </text:list>
      <text:p text:style-name="Standard"/>
      <text:p text:style-name="Standard">Projector:</text:p>
      <text:list text:style-name="LFO3" text:continue-numbering="true">
        <text:list-item>
          <text:p text:style-name="P8">./init_projectors.sh</text:p>
        </text:list-item>
        <text:list-item>
          <text:p text:style-name="P9">./stop_projectors.sh</text:p>
        </text:list-item>
        <text:list-item>
          <text:p text:style-name="P10">./refresh.sh</text:p>
        </text:list-item>
        <text:list-item>
          <text:p text:style-name="P11">./remount_all.sh</text:p>
        </text:list-item>
      </text:list>
      <text:p text:style-name="Standard"/>
      <text:p text:style-name="Standard"/>
      <text:p text:style-name="Standard">ROS:</text:p>
      <text:list text:style-name="LFO4" text:continue-numbering="true">
        <text:list-item>
          <text:p text:style-name="P12">ros2 service call /get_color_vals avmi_interfaces/srv/GetColorVals</text:p>
        </text:list-item>
        <text:list-item>
          <text:p text:style-name="P13">ros2 run avmi_lab_threat_field threat_field_navigator</text:p>
        </text:list-item>
        <text:list-item>
          <text:p text:style-name="P14">rqt</text:p>
        </text:list-item>
        <text:list-item>
          <text:p text:style-name="P15">rqt_graph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ricardo acuna</dc:creator>
    <meta:creation-date>2024-11-14T04:18:00Z</meta:creation-date>
    <dc:date>2024-11-14T04:18:00Z</dc:date>
    <meta:template xlink:href="Normal" xlink:type="simple"/>
    <meta:editing-cycles>2</meta:editing-cycles>
    <meta:editing-duration>PT60S</meta:editing-duration>
    <meta:document-statistic meta:page-count="1" meta:paragraph-count="1" meta:word-count="135" meta:character-count="909" meta:row-count="6" meta:non-whitespace-character-count="775"/>
  </office:meta>
</office:document-meta>
</file>